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automatic-styles>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3" style:family="paragraph" style:parent-style-name="Standard">
      <style:paragraph-properties fo:text-align="start" style:justify-single-word="false" fo:keep-together="auto" fo:orphans="0" fo:widows="0" fo:padding="0cm" fo:border="none" fo:keep-with-next="auto"/>
    </style:style>
    <style:style style:name="P4" style:family="paragraph" style:parent-style-name="Standard">
      <style:paragraph-properties fo:keep-together="auto" fo:orphans="0" fo:widows="0" fo:padding="0cm" fo:border="none" fo:keep-with-next="auto"/>
    </style:style>
    <style:style style:name="P5" style:family="paragraph" style:parent-style-name="Standard">
      <style:paragraph-properties fo:padding="0cm" fo:border="none"/>
    </style:style>
    <style:style style:name="P6"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7"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8" style:family="paragraph" style:parent-style-name="Standard">
      <style:paragraph-properties fo:margin-top="0cm" fo:margin-bottom="0cm" loext:contextual-spacing="false" fo:line-height="100%" fo:padding="0cm" fo:border="none"/>
    </style:style>
    <style:style style:name="P9" style:family="paragraph" style:parent-style-name="Standard">
      <style:paragraph-properties fo:margin-top="0cm" fo:margin-bottom="0cm" loext:contextual-spacing="false" fo:line-height="100%" fo:padding="0cm" fo:border="none"/>
      <style:text-properties officeooo:rsid="001313e7" officeooo:paragraph-rsid="001313e7"/>
    </style:style>
    <style:style style:name="P10" style:family="paragraph" style:parent-style-name="Standard">
      <style:paragraph-properties fo:margin-top="0cm" fo:margin-bottom="0.353cm" loext:contextual-spacing="false" fo:line-height="100%" fo:keep-together="auto" fo:orphans="0" fo:widows="0" fo:padding="0cm" fo:border="none" fo:keep-with-next="auto"/>
    </style:style>
    <style:style style:name="P11" style:family="paragraph" style:parent-style-name="Standard">
      <style:paragraph-properties fo:margin-top="0cm" fo:margin-bottom="0.353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12" style:family="paragraph" style:parent-style-name="Standard">
      <style:paragraph-properties fo:margin-left="0.635cm" fo:margin-right="0cm" fo:text-indent="0cm" style:auto-text-indent="false" fo:padding="0cm" fo:border="none"/>
    </style:style>
    <style:style style:name="P13" style:family="paragraph" style:parent-style-name="Standard">
      <style:paragraph-properties fo:margin-top="0.353cm" fo:margin-bottom="0.353cm" loext:contextual-spacing="false" fo:line-height="100%" fo:padding="0cm" fo:border="none"/>
    </style:style>
    <style:style style:name="P14" style:family="paragraph" style:parent-style-name="Standard">
      <style:paragraph-properties fo:margin-top="0.353cm" fo:margin-bottom="0cm" loext:contextual-spacing="false" fo:line-height="100%" fo:padding="0cm" fo:border="none"/>
    </style:style>
    <style:style style:name="P15" style:family="paragraph" style:parent-style-name="Standard">
      <style:paragraph-properties fo:margin-top="0cm" fo:margin-bottom="0cm" loext:contextual-spacing="false" fo:line-height="100%" fo:padding="0cm" fo:border="none"/>
      <style:text-properties officeooo:paragraph-rsid="00178f2b"/>
    </style:style>
    <style:style style:name="P16" style:family="paragraph" style:parent-style-name="Standard" style:list-style-name="WWNum1">
      <style:paragraph-properties fo:margin-left="1.27cm" fo:margin-right="0cm" fo:margin-top="0cm" fo:margin-bottom="0cm" loext:contextual-spacing="false" fo:text-indent="-0.635cm" style:auto-text-indent="false" fo:padding="0cm" fo:border="none"/>
    </style:style>
    <style:style style:name="P17" style:family="paragraph" style:parent-style-name="Standard" style:list-style-name="WWNum1">
      <style:paragraph-properties fo:margin-left="1.27cm" fo:margin-right="0cm" fo:margin-top="0cm" fo:margin-bottom="0cm" loext:contextual-spacing="false" fo:text-indent="-0.635cm" style:auto-text-indent="false" fo:padding="0cm" fo:border="none"/>
      <style:text-properties officeooo:paragraph-rsid="00178f2b"/>
    </style:style>
    <style:style style:name="P18" style:family="paragraph" style:parent-style-name="Standard">
      <style:paragraph-properties fo:margin-left="1.27cm" fo:margin-right="0cm" fo:margin-top="0cm" fo:margin-bottom="0cm" loext:contextual-spacing="false" fo:line-height="100%" fo:text-indent="-0.635cm" style:auto-text-indent="false" fo:padding="0cm" fo:border="none"/>
    </style:style>
    <style:style style:name="P19" style:family="paragraph" style:parent-style-name="Standard" style:list-style-name="WWNum1">
      <style:paragraph-properties fo:margin-left="1.27cm" fo:margin-right="0cm" fo:margin-top="0cm" fo:margin-bottom="0cm" loext:contextual-spacing="false" fo:line-height="100%" fo:text-indent="-0.635cm" style:auto-text-indent="false" fo:padding="0cm" fo:border="none"/>
    </style:style>
    <style:style style:name="P20" style:family="paragraph" style:parent-style-name="Standard" style:list-style-name="WWNum1">
      <style:paragraph-properties fo:margin-left="1.27cm" fo:margin-right="0cm" fo:margin-top="0cm" fo:margin-bottom="0cm" loext:contextual-spacing="false" fo:line-height="100%" fo:text-indent="-0.635cm" style:auto-text-indent="false" fo:padding="0cm" fo:border="none"/>
      <style:text-properties officeooo:paragraph-rsid="00178f2b"/>
    </style:style>
    <style:style style:name="P21" style:family="paragraph" style:parent-style-name="Standard">
      <style:paragraph-properties fo:margin-top="0.353cm" fo:margin-bottom="0.353cm" loext:contextual-spacing="false" fo:line-height="100%" fo:padding="0cm" fo:border="none"/>
      <style:text-properties officeooo:paragraph-rsid="00178f2b"/>
    </style:style>
    <style:style style:name="P22" style:family="paragraph" style:parent-style-name="Heading_20_1">
      <style:text-properties officeooo:paragraph-rsid="00178f2b"/>
    </style:style>
    <style:style style:name="P23"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24" style:family="paragraph">
      <loext:graphic-properties draw:fill="solid" draw:fill-color="#a0a0a0"/>
      <style:paragraph-properties fo:text-align="center"/>
    </style:style>
    <style:style style:name="T1" style:family="text">
      <style:text-properties style:font-name="Consolas" style:font-name-asian="Consolas1" style:font-name-complex="Consolas1"/>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officeooo:rsid="0014bb0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jtafrje7pi7o"/>Práctica 2.4: Tuberías</text:p>
      <text:p text:style-name="P7">Objetivos</text:p>
      <text:p text:style-name="P10">Las tuberías ofrecen un mecanismo sencillo y efectivo para la comunicación entre procesos en un mismo sistema. En esta práctica veremos los comandos e interfaz para la gestión de tuberías, y los patrones de comunicación típicos.</text:p>
      <text:p text:style-name="P11">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14a3ftqman5y" text:style-name="Index_20_Link" text:visited-style-name="Index_20_Link">Preparación del entorno para la práctica</text:a></text:p>
          <text:p text:style-name="P12"><text:a xlink:type="simple" xlink:href="#_rk750rh0zbua" text:style-name="Index_20_Link" text:visited-style-name="Index_20_Link">Tuberías con nombre</text:a></text:p>
          <text:p text:style-name="P12"><text:a xlink:type="simple" xlink:href="#_9jpm36obra1c" text:style-name="Index_20_Link" text:visited-style-name="Index_20_Link">Multiplexación de canales de entrada/salida</text:a></text:p>
          <text:p text:style-name="P12"><text:a xlink:type="simple" xlink:href="#_oii4am5x6pl1" text:style-name="Index_20_Link" text:visited-style-name="Index_20_Link">Tuberías sin nombre</text:a></text:p>
        </text:index-body>
      </text:table-of-content>
      <text:p text:style-name="Heading_20_1"><text:bookmark text:name="_14a3ftqman5y"/>Preparación del entorno para la práctica</text:p>
      <text:p text:style-name="P4">Esta práctica únicamente requiere las herramientas y entorno de desarrollo de usuario.</text:p>
      <text:p text:style-name="Heading_20_1"><text:bookmark text:name="_rk750rh0zbua"/>Tuberías con nombre</text:p>
      <text:p text:style-name="P13">Las tuberías con nombre son un mecanismo de comunicación unidireccional, con acceso de tipo FIFO, útil para procesos sin relación de parentesco. La gestión de las tuberías con nombre es igual a la de un archivo ordinario (<text:span text:style-name="T1">open</text:span>, <text:span text:style-name="T1">write</text:span>, <text:span text:style-name="T1">read</text:span>…). Revisar la información en <text:span text:style-name="T1">fifo(7)</text:span>.</text:p>
      <text:p text:style-name="P8"><text:span text:style-name="T2">Ejercicio 1.</text:span><text:span text:style-name="T3"> </text:span>Usar la orden <text:span text:style-name="T1">mkfifo</text:span> para crear una tubería con nombre. Usar las herramientas del sistema de ficheros (<text:span text:style-name="T1">stat</text:span>, <text:span text:style-name="T1">ls</text:span>…) para determinar sus propiedades. Comprobar su funcionamiento usando utilidades para escribir y leer de ficheros (ej. <text:span text:style-name="T1">echo</text:span>, <text:span text:style-name="T1">cat</text:span>, <text:span text:style-name="T1">tee</text:span>...).</text:p>
      <text:p text:style-name="P9">mkfifo tub</text:p>
      <text:p text:style-name="P9">(terminal aparte)</text:p>
      <text:p text:style-name="P9">cat tub //se queda esperando a que escriban algo en la tuberia</text:p>
      <text:p text:style-name="P9">(terminal aparte)</text:p>
      <text:p text:style-name="P9">echo “Hola” &gt; tub</text:p>
      <text:p text:style-name="P9">(el orden puede cambiar, se puede escribir primero y luego leer)</text:p>
      <text:p text:style-name="P5"/>
      <text:p text:style-name="P5"><text:span text:style-name="T2">Ejercicio 2.</text:span><text:span text:style-name="T3"> </text:span>Escribir un programa que abra la tubería con el nombre anterior en modo sólo escritura, y escriba en ella el primer argumento del programa. En otro terminal, leer de la tubería usando un comando adecuado.</text:p>
      <text:p text:style-name="P5"/>
      <text:p text:style-name="P5">#include &lt;sys/types.h&gt;</text:p>
      <text:p text:style-name="P5">#include &lt;sys/stat.h&gt;</text:p>
      <text:p text:style-name="P5">#include &lt;fcntl.h&gt;</text:p>
      <text:p text:style-name="P5">#include &lt;stdio.h&gt;</text:p>
      <text:p text:style-name="P5">#include &lt;unistd.h&gt;</text:p>
      <text:p text:style-name="P5">#include &lt;string.h&gt;</text:p>
      <text:p text:style-name="P5"/>
      <text:p text:style-name="P5">//<text:span text:style-name="T5">hay que hacer cat en otro terminal para leerlo</text:span></text:p>
      <text:p text:style-name="P5"/>
      <text:p text:style-name="P5"/>
      <text:p text:style-name="P5"/>
      <text:p text:style-name="P5"/>
      <text:p text:style-name="P5"/>
      <text:p text:style-name="P5"><text:soft-page-break/>int main(int argc, char **argv){</text:p>
      <text:p text:style-name="P5">printf("number of arguments: %i \n", argc);</text:p>
      <text:p text:style-name="P5">for(int i=0;i&lt;argc;i++){</text:p>
      <text:p text:style-name="P5"><text:tab/>printf("%s \n", argv[i]);</text:p>
      <text:p text:style-name="P5">}</text:p>
      <text:p text:style-name="P5">int fd = open("tu",O_WRONLY);</text:p>
      <text:p text:style-name="P5">write(fd, argv[1], strlen(argv[1]));</text:p>
      <text:p text:style-name="P5">if(fd==-1)</text:p>
      <text:p text:style-name="P5"><text:tab/>printf("ERROR");</text:p>
      <text:p text:style-name="P5">else{</text:p>
      <text:p text:style-name="P5"><text:tab/>printf("BIEN");</text:p>
      <text:p text:style-name="P5">}</text:p>
      <text:p text:style-name="P5">}</text:p>
      <text:p text:style-name="Heading_20_1"><text:bookmark text:name="_oii4am5x6pl1"/>Tuberías sin nombre</text:p>
      <text:p text:style-name="P14">Las tuberías sin nombre son entidades gestionadas directamente por el núcleo del sistema y son un mecanismo de comunicación unidireccional eficiente para procesos relacionados (padre-hijo). La forma de compartir los identificadores de la tubería es por herencia (en la llamada <text:span text:style-name="T1">fork()</text:span>). En este caso, no hay una ruta bien conocida en el sistema de ficheros.</text:p>
      <text:p text:style-name="P14"><text:span text:style-name="T2">Ejercicio 1.</text:span><text:span text:style-name="T4"> </text:span>Escribir un programa que emule el comportamiento de la shell en la ejecución de una sentencia en la forma: <text:span text:style-name="T1">comando1 argumento1 | comando2 argumento2</text:span>. El programa creará una tubería sin nombre y creará un hijo:</text:p>
      <text:list xml:id="list2953001714" text:style-name="WWNum1">
        <text:list-item>
          <text:p text:style-name="P16">El proceso padre redireccionará la salida estándar al extremo de escritura de la tubería y ejecutará <text:span text:style-name="T1">comando1 argumento1</text:span>.</text:p>
        </text:list-item>
        <text:list-item>
          <text:p text:style-name="P19">El proceso hijo redireccionará la entrada estándar al extremo de lectura de la tubería y ejecutará <text:span text:style-name="T1">comando2 argumento2</text:span>.</text:p>
        </text:list-item>
      </text:list>
      <text:p text:style-name="P5">Probar el funcionamiento con una sentencia similar a: <text:span text:style-name="T1">./ejercicio1 echo 12345 wc -c</text:span></text:p>
      <text:p text:style-name="P14"><text:span text:style-name="T4">Nota:</text:span> Antes de ejecutar el comando correspondiente, deben cerrarse todos los descriptores no necesarios.</text:p>
      <text:p text:style-name="P14"><text:span text:style-name="T2">Ejercicio 2.</text:span><text:span text:style-name="T3"> </text:span>Para la comunicación bi-direccional, es necesario crear dos tuberías, una para cada sentido: <text:span text:style-name="T1">p_h</text:span> y <text:span text:style-name="T1">h_p</text:span>. Escribir un programa que implemente el mecanismo de sincronización de parada y espera:</text:p>
      <text:list xml:id="list5658141890400" text:continue-numbering="true" text:style-name="WWNum1">
        <text:list-item>
          <text:p text:style-name="P16">El padre leerá de la entrada estándar (terminal) y enviará el mensaje al proceso hijo, escribiéndolo en la tubería <text:span text:style-name="T1">p_h</text:span>. Entonces permanecerá bloqueado esperando la confirmación por parte del hijo en la otra tubería, <text:span text:style-name="T1">h_p</text:span>.</text:p>
        </text:list-item>
        <text:list-item>
          <text:p text:style-name="P19">El hijo leerá de la tubería <text:span text:style-name="T1">p_h</text:span>, escribirá el mensaje por la salida estándar y esperará 1 segundo. Entonces, enviará el carácter <text:span text:style-name="T1">‘l’</text:span> al proceso padre, escribiéndolo en la tubería <text:span text:style-name="T1">h_p</text:span>, para indicar que está listo. Después de 10 mensajes enviará el carácter <text:span text:style-name="T1">‘q’</text:span> para indicar al padre que finalic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Multiplexación de canales de entrada/salida</text:p>
      <text:p text:style-name="P21">Es habitual que un proceso lea o escriba de diferentes flujos. La función <text:span text:style-name="T1">select()</text:span> permite multiplexar las diferentes operaciones de E/S sobre múltiples flujos.</text:p>
      <text:p text:style-name="P15"><text:span text:style-name="T2">Ejercicio 1.</text:span><text:span text:style-name="T3"> </text:span>Crear otra tubería con nombre. Escribir un programa que espere hasta que haya datos listos para leer en alguna de ellas. El programa debe mostrar la tubería desde la que leyó y los datos leídos. Consideraciones: </text:p>
      <text:list xml:id="list5659276478669" text:continue-numbering="true" text:style-name="WWNum1">
        <text:list-item>
          <text:p text:style-name="P17">Para optimizar las operaciones de lectura usar un <text:span text:style-name="T3">buffer</text:span> (ej. de 256 bytes).</text:p>
        </text:list-item>
        <text:list-item>
          <text:p text:style-name="P20">Usar <text:span text:style-name="T1">read()</text:span> para leer de la tubería y gestionar adecuadamente la longitud de los datos leídos.</text:p>
        </text:list-item>
        <text:list-item>
          <text:p text:style-name="P20">Normalmente, la apertura de la tubería para lectura se bloqueará hasta que se abra para escritura (ej. con <text:span text:style-name="T1">echo 1 &gt; tuberia</text:span>). Para evitarlo, usar la opción <text:span text:style-name="T1">O_NONBLOCK</text:span> en <text:span text:style-name="T1">open()</text:span>.</text:p>
        </text:list-item>
        <text:list-item>
          <text:p text:style-name="P20">Cuando un escritor termina y cierra la tubería, <text:span text:style-name="T1">select()</text:span> considerará el descriptor siempre listo para lectura (para detectar el fin de fichero) y no se bloqueará. En este caso, hay que cerrar la tubería y volver a abrir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28cm" fo:margin-left="-0.191cm" fo:margin-top="0cm" fo:margin-bottom="0cm" table:align="left"/>
    </style:style>
    <style:style style:name="Table1.A" style:family="table-column">
      <style:table-column-properties style:column-width="9.075cm"/>
    </style:style>
    <style:style style:name="Table1.B" style:family="table-column">
      <style:table-column-properties style:column-width="6.853cm"/>
    </style:style>
    <style:style style:name="Table1.1" style:family="table-row">
      <style:table-row-properties fo:keep-together="auto"/>
    </style:style>
    <style:style style:name="Table1.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2" draw:style-name="Mgr1" draw:text-style-name="MP2" svg:width="0.003cm" svg:height="0.054cm"><text:p/></draw:rect></text:p>
        <table:table table:name="Table1" table:style-name="Table1">
          <table:table-column table:style-name="Table1.A"/>
          <table:table-column table:style-name="Table1.B"/>
          <table:table-row table:style-name="Table1.1">
            <table:table-cell table:style-name="Table1.A1" office:value-type="string">
              <text:p text:style-name="MP3">Ampliación de Sistemas Operativos y Redes</text:p>
            </table:table-cell>
            <table:table-cell table:style-name="Table1.A1" office:value-type="string">
              <text:p text:style-name="MP4"><text:page-number text:select-page="current">1</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8-12-23T00:56:57.293126497</dc:date>
    <meta:editing-duration>PT6H36M18S</meta:editing-duration>
    <meta:editing-cycles>2</meta:editing-cycles>
    <meta:document-statistic meta:table-count="1" meta:image-count="0" meta:object-count="0" meta:page-count="3" meta:paragraph-count="60" meta:word-count="738" meta:character-count="4674" meta:non-whitespace-character-count="3999"/>
  </office:meta>
</office:document-meta>
</file>